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runssum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p1</text:p>
          </table:table-cell>
          <table:table-cell office:value-type="string" calcext:value-type="string">
            <text:p>Lap2</text:p>
          </table:table-cell>
          <table:table-cell office:value-type="string" calcext:value-type="string">
            <text:p>Lap3</text:p>
          </table:table-cell>
          <table:table-cell office:value-type="string" calcext:value-type="string">
            <text:p>Lap4</text:p>
          </table:table-cell>
          <table:table-cell office:value-type="string" calcext:value-type="string">
            <text:p>Lap5</text:p>
          </table:table-cell>
          <table:table-cell office:value-type="string" calcext:value-type="string">
            <text:p>Lap6</text:p>
          </table:table-cell>
          <table:table-cell office:value-type="string" calcext:value-type="string">
            <text:p>Lap7</text:p>
          </table:table-cell>
          <table:table-cell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float" office:value="6.43333333333333" calcext:value-type="float">
            <text:p>6.4333333333</text:p>
          </table:table-cell>
          <table:table-cell office:value-type="float" office:value="6.26666666666667" calcext:value-type="float">
            <text:p>6.2666666667</text:p>
          </table:table-cell>
          <table:table-cell office:value-type="float" office:value="6.46666666666667" calcext:value-type="float">
            <text:p>6.4666666667</text:p>
          </table:table-cell>
          <table:table-cell office:value-type="float" office:value="6.51666666666667" calcext:value-type="float">
            <text:p>6.5166666667</text:p>
          </table:table-cell>
          <table:table-cell office:value-type="float" office:value="6.6" calcext:value-type="float">
            <text:p>6.6</text:p>
          </table:table-cell>
          <table:table-cell office:value-type="float" office:value="6.58333333333333" calcext:value-type="float">
            <text:p>6.5833333333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float" office:value="6.46666666666667" calcext:value-type="float">
            <text:p>6.4666666667</text:p>
          </table:table-cell>
          <table:table-cell office:value-type="float" office:value="6.45" calcext:value-type="float">
            <text:p>6.45</text:p>
          </table:table-cell>
          <table:table-cell office:value-type="float" office:value="6.46666666666667" calcext:value-type="float">
            <text:p>6.4666666667</text:p>
          </table:table-cell>
          <table:table-cell office:value-type="float" office:value="6.43333333333333" calcext:value-type="float">
            <text:p>6.4333333333</text:p>
          </table:table-cell>
          <table:table-cell office:value-type="float" office:value="6.58333333333333" calcext:value-type="float">
            <text:p>6.5833333333</text:p>
          </table:table-cell>
          <table:table-cell office:value-type="float" office:value="6.78333333333333" calcext:value-type="float">
            <text:p>6.7833333333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6.63333333333333" calcext:value-type="float">
            <text:p>6.6333333333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float" office:value="6.41666666666667" calcext:value-type="float">
            <text:p>6.4166666667</text:p>
          </table:table-cell>
          <table:table-cell office:value-type="float" office:value="6.36666666666667" calcext:value-type="float">
            <text:p>6.3666666667</text:p>
          </table:table-cell>
          <table:table-cell office:value-type="float" office:value="6.58333333333333" calcext:value-type="float">
            <text:p>6.5833333333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6.75" calcext:value-type="float">
            <text:p>6.75</text:p>
          </table:table-cell>
          <table:table-cell office:value-type="float" office:value="6.8" calcext:value-type="float">
            <text:p>6.8</text:p>
          </table:table-cell>
          <table:table-cell office:value-type="float" office:value="6.73333333333333" calcext:value-type="float">
            <text:p>6.7333333333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float" office:value="6.48333333333333" calcext:value-type="float">
            <text:p>6.4833333333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6.81666666666667" calcext:value-type="float">
            <text:p>6.816666666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71666666666667" calcext:value-type="float">
            <text:p>6.7166666667</text:p>
          </table:table-cell>
          <table:table-cell office:value-type="float" office:value="6.73333333333333" calcext:value-type="float">
            <text:p>6.7333333333</text:p>
          </table:table-cell>
          <table:table-cell office:value-type="float" office:value="6.58333333333333" calcext:value-type="float">
            <text:p>6.5833333333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float" office:value="6.43333333333333" calcext:value-type="float">
            <text:p>6.4333333333</text:p>
          </table:table-cell>
          <table:table-cell office:value-type="float" office:value="6.46666666666667" calcext:value-type="float">
            <text:p>6.4666666667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6.78333333333333" calcext:value-type="float">
            <text:p>6.7833333333</text:p>
          </table:table-cell>
          <table:table-cell office:value-type="float" office:value="6.8" calcext:value-type="float">
            <text:p>6.8</text:p>
          </table:table-cell>
          <table:table-cell office:value-type="float" office:value="6.78333333333333" calcext:value-type="float">
            <text:p>6.7833333333</text:p>
          </table:table-cell>
          <table:table-cell office:value-type="float" office:value="6.8" calcext:value-type="float">
            <text:p>6.8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float" office:value="6.98333333333333" calcext:value-type="float">
            <text:p>6.9833333333</text:p>
          </table:table-cell>
          <table:table-cell office:value-type="float" office:value="6.45" calcext:value-type="float">
            <text:p>6.45</text:p>
          </table:table-cell>
          <table:table-cell office:value-type="float" office:value="6.65" calcext:value-type="float">
            <text:p>6.65</text:p>
          </table:table-cell>
          <table:table-cell office:value-type="float" office:value="6.83333333333333" calcext:value-type="float">
            <text:p>6.8333333333</text:p>
          </table:table-cell>
          <table:table-cell office:value-type="float" office:value="6.78333333333333" calcext:value-type="float">
            <text:p>6.7833333333</text:p>
          </table:table-cell>
          <table:table-cell office:value-type="float" office:value="6.75" calcext:value-type="float">
            <text:p>6.75</text:p>
          </table:table-cell>
          <table:table-cell office:value-type="float" office:value="6.73333333333333" calcext:value-type="float">
            <text:p>6.7333333333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float" office:value="7.11666666666667" calcext:value-type="float">
            <text:p>7.1166666667</text:p>
          </table:table-cell>
          <table:table-cell office:value-type="float" office:value="6.65" calcext:value-type="float">
            <text:p>6.65</text:p>
          </table:table-cell>
          <table:table-cell office:value-type="float" office:value="6.58333333333333" calcext:value-type="float">
            <text:p>6.5833333333</text:p>
          </table:table-cell>
          <table:table-cell office:value-type="float" office:value="6.78333333333333" calcext:value-type="float">
            <text:p>6.7833333333</text:p>
          </table:table-cell>
          <table:table-cell office:value-type="float" office:value="6.81666666666667" calcext:value-type="float">
            <text:p>6.8166666667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6.73333333333333" calcext:value-type="float">
            <text:p>6.7333333333</text:p>
          </table:table-cell>
          <table:table-cell office:value-type="float" office:value="6.68333333333333" calcext:value-type="float">
            <text:p>6.6833333333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float" office:value="6.48333333333333" calcext:value-type="float">
            <text:p>6.4833333333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6.71666666666667" calcext:value-type="float">
            <text:p>6.7166666667</text:p>
          </table:table-cell>
          <table:table-cell office:value-type="float" office:value="6.98333333333333" calcext:value-type="float">
            <text:p>6.9833333333</text:p>
          </table:table-cell>
          <table:table-cell office:value-type="float" office:value="168" calcext:value-type="float">
            <text:p>168</text:p>
          </table:table-cell>
          <table:table-cell office:value-type="float" office:value="7.11666666666667" calcext:value-type="float">
            <text:p>7.1166666667</text:p>
          </table:table-cell>
          <table:table-cell office:value-type="float" office:value="7.15" calcext:value-type="float">
            <text:p>7.15</text:p>
          </table:table-cell>
          <table:table-cell office:value-type="float" office:value="7.33333333333333" calcext:value-type="float">
            <text:p>7.3333333333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float" office:value="6.95" calcext:value-type="float">
            <text:p>6.95</text:p>
          </table:table-cell>
          <table:table-cell office:value-type="float" office:value="7.03333333333333" calcext:value-type="float">
            <text:p>7.0333333333</text:p>
          </table:table-cell>
          <table:table-cell office:value-type="float" office:value="168" calcext:value-type="float">
            <text:p>168</text:p>
          </table:table-cell>
          <table:table-cell office:value-type="float" office:value="7.06666666666667" calcext:value-type="float">
            <text:p>7.0666666667</text:p>
          </table:table-cell>
          <table:table-cell office:value-type="float" office:value="7.2" calcext:value-type="float">
            <text:p>7.2</text:p>
          </table:table-cell>
          <table:table-cell office:value-type="float" office:value="7.1" calcext:value-type="float">
            <text:p>7.1</text:p>
          </table:table-cell>
          <table:table-cell office:value-type="float" office:value="7.31666666666667" calcext:value-type="float">
            <text:p>7.3166666667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float" office:value="168" calcext:value-type="float">
            <text:p>168</text:p>
          </table:table-cell>
          <table:table-cell office:value-type="float" office:value="6.98333333333333" calcext:value-type="float">
            <text:p>6.9833333333</text:p>
          </table:table-cell>
          <table:table-cell office:value-type="float" office:value="7.06666666666667" calcext:value-type="float">
            <text:p>7.0666666667</text:p>
          </table:table-cell>
          <table:table-cell office:value-type="float" office:value="7.43333333333333" calcext:value-type="float">
            <text:p>7.4333333333</text:p>
          </table:table-cell>
          <table:table-cell office:value-type="float" office:value="7.26666666666667" calcext:value-type="float">
            <text:p>7.2666666667</text:p>
          </table:table-cell>
          <table:table-cell office:value-type="float" office:value="7.35" calcext:value-type="float">
            <text:p>7.35</text:p>
          </table:table-cell>
          <table:table-cell office:value-type="float" office:value="7.18333333333333" calcext:value-type="float">
            <text:p>7.1833333333</text:p>
          </table:table-cell>
          <table:table-cell office:value-type="float" office:value="7.06666666666667" calcext:value-type="float">
            <text:p>7.0666666667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float" office:value="6.61666666666667" calcext:value-type="float">
            <text:p>6.6166666667</text:p>
          </table:table-cell>
          <table:table-cell office:value-type="float" office:value="6.53333333333333" calcext:value-type="float">
            <text:p>6.5333333333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7.33333333333333" calcext:value-type="float">
            <text:p>7.3333333333</text:p>
          </table:table-cell>
          <table:table-cell office:value-type="float" office:value="7.58333333333333" calcext:value-type="float">
            <text:p>7.5833333333</text:p>
          </table:table-cell>
          <table:table-cell office:value-type="float" office:value="7.23333333333333" calcext:value-type="float">
            <text:p>7.2333333333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float" office:value="7.11666666666667" calcext:value-type="float">
            <text:p>7.1166666667</text:p>
          </table:table-cell>
          <table:table-cell office:value-type="float" office:value="6.95" calcext:value-type="float">
            <text:p>6.95</text:p>
          </table:table-cell>
          <table:table-cell office:value-type="float" office:value="7.18333333333333" calcext:value-type="float">
            <text:p>7.1833333333</text:p>
          </table:table-cell>
          <table:table-cell office:value-type="float" office:value="7.1" calcext:value-type="float">
            <text:p>7.1</text:p>
          </table:table-cell>
          <table:table-cell office:value-type="float" office:value="7.26666666666667" calcext:value-type="float">
            <text:p>7.2666666667</text:p>
          </table:table-cell>
          <table:table-cell office:value-type="float" office:value="7.35" calcext:value-type="float">
            <text:p>7.35</text:p>
          </table:table-cell>
          <table:table-cell office:value-type="float" office:value="7.16666666666667" calcext:value-type="float">
            <text:p>7.1666666667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float" office:value="6.98333333333333" calcext:value-type="float">
            <text:p>6.9833333333</text:p>
          </table:table-cell>
          <table:table-cell office:value-type="float" office:value="7.06666666666667" calcext:value-type="float">
            <text:p>7.0666666667</text:p>
          </table:table-cell>
          <table:table-cell office:value-type="float" office:value="7.1" calcext:value-type="float">
            <text:p>7.1</text:p>
          </table:table-cell>
          <table:table-cell office:value-type="float" office:value="7.18333333333333" calcext:value-type="float">
            <text:p>7.1833333333</text:p>
          </table:table-cell>
          <table:table-cell office:value-type="float" office:value="7.28333333333333" calcext:value-type="float">
            <text:p>7.2833333333</text:p>
          </table:table-cell>
          <table:table-cell office:value-type="float" office:value="7.36666666666667" calcext:value-type="float">
            <text:p>7.3666666667</text:p>
          </table:table-cell>
          <table:table-cell office:value-type="float" office:value="7.43333333333333" calcext:value-type="float">
            <text:p>7.4333333333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float" office:value="7.21666666666667" calcext:value-type="float">
            <text:p>7.2166666667</text:p>
          </table:table-cell>
          <table:table-cell office:value-type="float" office:value="6.96666666666667" calcext:value-type="float">
            <text:p>6.9666666667</text:p>
          </table:table-cell>
          <table:table-cell office:value-type="float" office:value="7.16666666666667" calcext:value-type="float">
            <text:p>7.1666666667</text:p>
          </table:table-cell>
          <table:table-cell office:value-type="float" office:value="7.23333333333333" calcext:value-type="float">
            <text:p>7.2333333333</text:p>
          </table:table-cell>
          <table:table-cell office:value-type="float" office:value="7.28333333333333" calcext:value-type="float">
            <text:p>7.2833333333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666666667</text:p>
          </table:table-cell>
          <table:table-cell office:value-type="float" office:value="7.43333333333333" calcext:value-type="float">
            <text:p>7.4333333333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float" office:value="6.96666666666667" calcext:value-type="float">
            <text:p>6.9666666667</text:p>
          </table:table-cell>
          <table:table-cell office:value-type="float" office:value="7.01666666666667" calcext:value-type="float">
            <text:p>7.0166666667</text:p>
          </table:table-cell>
          <table:table-cell table:number-columns-repeated="2" office:value-type="float" office:value="7.16666666666667" calcext:value-type="float">
            <text:p>7.1666666667</text:p>
          </table:table-cell>
          <table:table-cell office:value-type="float" office:value="7.51666666666667" calcext:value-type="float">
            <text:p>7.516666666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7.56666666666667" calcext:value-type="float">
            <text:p>7.5666666667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float" office:value="6.95" calcext:value-type="float">
            <text:p>6.95</text:p>
          </table:table-cell>
          <table:table-cell office:value-type="float" office:value="6.71666666666667" calcext:value-type="float">
            <text:p>6.7166666667</text:p>
          </table:table-cell>
          <table:table-cell office:value-type="float" office:value="7.58333333333333" calcext:value-type="float">
            <text:p>7.5833333333</text:p>
          </table:table-cell>
          <table:table-cell office:value-type="float" office:value="7.86666666666667" calcext:value-type="float">
            <text:p>7.8666666667</text:p>
          </table:table-cell>
          <table:table-cell office:value-type="float" office:value="7.78333333333333" calcext:value-type="float">
            <text:p>7.7833333333</text:p>
          </table:table-cell>
          <table:table-cell office:value-type="float" office:value="7.3" calcext:value-type="float">
            <text:p>7.3</text:p>
          </table:table-cell>
          <table:table-cell office:value-type="float" office:value="7.61666666666667" calcext:value-type="float">
            <text:p>7.6166666667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float" office:value="7.03333333333333" calcext:value-type="float">
            <text:p>7.0333333333</text:p>
          </table:table-cell>
          <table:table-cell office:value-type="float" office:value="168" calcext:value-type="float">
            <text:p>168</text:p>
          </table:table-cell>
          <table:table-cell office:value-type="float" office:value="7.46666666666667" calcext:value-type="float">
            <text:p>7.4666666667</text:p>
          </table:table-cell>
          <table:table-cell office:value-type="float" office:value="7.6" calcext:value-type="float">
            <text:p>7.6</text:p>
          </table:table-cell>
          <table:table-cell office:value-type="float" office:value="6.56666666666667" calcext:value-type="float">
            <text:p>6.5666666667</text:p>
          </table:table-cell>
          <table:table-cell office:value-type="float" office:value="8.73333333333333" calcext:value-type="float">
            <text:p>8.7333333333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float" office:value="7.11666666666667" calcext:value-type="float">
            <text:p>7.1166666667</text:p>
          </table:table-cell>
          <table:table-cell office:value-type="float" office:value="7.3" calcext:value-type="float">
            <text:p>7.3</text:p>
          </table:table-cell>
          <table:table-cell office:value-type="float" office:value="7.55" calcext:value-type="float">
            <text:p>7.55</text:p>
          </table:table-cell>
          <table:table-cell office:value-type="float" office:value="7.66666666666667" calcext:value-type="float">
            <text:p>7.6666666667</text:p>
          </table:table-cell>
          <table:table-cell office:value-type="float" office:value="7.51666666666667" calcext:value-type="float">
            <text:p>7.5166666667</text:p>
          </table:table-cell>
          <table:table-cell office:value-type="float" office:value="7.73333333333333" calcext:value-type="float">
            <text:p>7.7333333333</text:p>
          </table:table-cell>
          <table:table-cell office:value-type="float" office:value="8.06666666666667" calcext:value-type="float">
            <text:p>8.0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float" office:value="7.01666666666667" calcext:value-type="float">
            <text:p>7.0166666667</text:p>
          </table:table-cell>
          <table:table-cell office:value-type="float" office:value="7.76666666666667" calcext:value-type="float">
            <text:p>7.7666666667</text:p>
          </table:table-cell>
          <table:table-cell office:value-type="float" office:value="8.25" calcext:value-type="float">
            <text:p>8.25</text:p>
          </table:table-cell>
          <table:table-cell office:value-type="float" office:value="7.4" calcext:value-type="float">
            <text:p>7.4</text:p>
          </table:table-cell>
          <table:table-cell office:value-type="float" office:value="7.85" calcext:value-type="float">
            <text:p>7.85</text:p>
          </table:table-cell>
          <table:table-cell office:value-type="float" office:value="8.38333333333333" calcext:value-type="float">
            <text:p>8.3833333333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float" office:value="7.96666666666667" calcext:value-type="float">
            <text:p>7.9666666667</text:p>
          </table:table-cell>
          <table:table-cell office:value-type="float" office:value="7.93333333333333" calcext:value-type="float">
            <text:p>7.9333333333</text:p>
          </table:table-cell>
          <table:table-cell office:value-type="float" office:value="7.68333333333333" calcext:value-type="float">
            <text:p>7.6833333333</text:p>
          </table:table-cell>
          <table:table-cell office:value-type="float" office:value="7.71666666666667" calcext:value-type="float">
            <text:p>7.7166666667</text:p>
          </table:table-cell>
          <table:table-cell office:value-type="float" office:value="7.41666666666667" calcext:value-type="float">
            <text:p>7.4166666667</text:p>
          </table:table-cell>
          <table:table-cell office:value-type="float" office:value="8.2" calcext:value-type="float">
            <text:p>8.2</text:p>
          </table:table-cell>
          <table:table-cell office:value-type="float" office:value="8.13333333333333" calcext:value-type="float">
            <text:p>8.1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K DAM</text:p>
          </table:table-cell>
          <table:table-cell office:value-type="float" office:value="7.1" calcext:value-type="float">
            <text:p>7.1</text:p>
          </table:table-cell>
          <table:table-cell office:value-type="float" office:value="8.15" calcext:value-type="float">
            <text:p>8.15</text:p>
          </table:table-cell>
          <table:table-cell office:value-type="float" office:value="8.11666666666667" calcext:value-type="float">
            <text:p>8.1166666667</text:p>
          </table:table-cell>
          <table:table-cell office:value-type="float" office:value="7.93333333333333" calcext:value-type="float">
            <text:p>7.9333333333</text:p>
          </table:table-cell>
          <table:table-cell office:value-type="float" office:value="7.91666666666667" calcext:value-type="float">
            <text:p>7.9166666667</text:p>
          </table:table-cell>
          <table:table-cell office:value-type="float" office:value="8.23333333333333" calcext:value-type="float">
            <text:p>8.233333333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float" office:value="8.15" calcext:value-type="float">
            <text:p>8.15</text:p>
          </table:table-cell>
          <table:table-cell office:value-type="float" office:value="8.31666666666667" calcext:value-type="float">
            <text:p>8.3166666667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8.45" calcext:value-type="float">
            <text:p>8.45</text:p>
          </table:table-cell>
          <table:table-cell office:value-type="float" office:value="8.73333333333333" calcext:value-type="float">
            <text:p>8.7333333333</text:p>
          </table:table-cell>
          <table:table-cell office:value-type="float" office:value="8.76666666666667" calcext:value-type="float">
            <text:p>8.7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float" office:value="7.2" calcext:value-type="float">
            <text:p>7.2</text:p>
          </table:table-cell>
          <table:table-cell office:value-type="float" office:value="7.73333333333333" calcext:value-type="float">
            <text:p>7.7333333333</text:p>
          </table:table-cell>
          <table:table-cell office:value-type="float" office:value="9.1" calcext:value-type="float">
            <text:p>9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float" office:value="6.48333333333333" calcext:value-type="float">
            <text:p>6.4833333333</text:p>
          </table:table-cell>
          <table:table-cell office:value-type="float" office:value="6.53333333333333" calcext:value-type="float">
            <text:p>6.5333333333</text:p>
          </table:table-cell>
          <table:table-cell office:value-type="float" office:value="6.5" calcext:value-type="float">
            <text:p>6.5</text:p>
          </table:table-cell>
          <table:table-cell office:value-type="float" office:value="6.48333333333333" calcext:value-type="float">
            <text:p>6.4833333333</text:p>
          </table:table-cell>
          <table:table-cell office:value-type="float" office:value="6.55" calcext:value-type="float">
            <text:p>6.55</text:p>
          </table:table-cell>
          <table:table-cell office:value-type="float" office:value="6.63333333333333" calcext:value-type="float">
            <text:p>6.6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float" office:value="6.95" calcext:value-type="float">
            <text:p>6.95</text:p>
          </table:table-cell>
          <table:table-cell office:value-type="float" office:value="6.48333333333333" calcext:value-type="float">
            <text:p>6.4833333333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float" office:value="6.75" calcext:value-type="float">
            <text:p>6.75</text:p>
          </table:table-cell>
          <table:table-cell office:value-type="float" office:value="6.61666666666667" calcext:value-type="float">
            <text:p>6.61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float" office:value="6.95" calcext:value-type="float">
            <text:p>6.95</text:p>
          </table:table-cell>
          <table:table-cell office:value-type="float" office:value="6.68333333333333" calcext:value-type="float">
            <text:p>6.6833333333</text:p>
          </table:table-cell>
          <table:table-cell office:value-type="float" office:value="7.01666666666667" calcext:value-type="float">
            <text:p>7.0166666667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float" office:value="6.91666666666667" calcext:value-type="float">
            <text:p>6.9166666667</text:p>
          </table:table-cell>
          <table:table-cell office:value-type="float" office:value="7.01666666666667" calcext:value-type="float">
            <text:p>7.0166666667</text:p>
          </table:table-cell>
          <table:table-cell office:value-type="float" office:value="6.86666666666667" calcext:value-type="float">
            <text:p>6.8666666667</text:p>
          </table:table-cell>
          <table:table-cell office:value-type="float" office:value="6.9" calcext:value-type="float">
            <text:p>6.9</text:p>
          </table:table-cell>
          <table:table-cell office:value-type="float" office:value="7.06666666666667" calcext:value-type="float">
            <text:p>7.0666666667</text:p>
          </table:table-cell>
          <table:table-cell office:value-type="float" office:value="6.86666666666667" calcext:value-type="float">
            <text:p>6.8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float" office:value="6.96666666666667" calcext:value-type="float">
            <text:p>6.9666666667</text:p>
          </table:table-cell>
          <table:table-cell office:value-type="float" office:value="6.9" calcext:value-type="float">
            <text:p>6.9</text:p>
          </table:table-cell>
          <table:table-cell office:value-type="float" office:value="7.13333333333333" calcext:value-type="float">
            <text:p>7.1333333333</text:p>
          </table:table-cell>
          <table:table-cell office:value-type="float" office:value="7.23333333333333" calcext:value-type="float">
            <text:p>7.2333333333</text:p>
          </table:table-cell>
          <table:table-cell office:value-type="float" office:value="7.33333333333333" calcext:value-type="float">
            <text:p>7.3333333333</text:p>
          </table:table-cell>
          <table:table-cell office:value-type="float" office:value="7.46666666666667" calcext:value-type="float">
            <text:p>7.4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float" office:value="7.11666666666667" calcext:value-type="float">
            <text:p>7.1166666667</text:p>
          </table:table-cell>
          <table:table-cell office:value-type="float" office:value="7.23333333333333" calcext:value-type="float">
            <text:p>7.2333333333</text:p>
          </table:table-cell>
          <table:table-cell office:value-type="float" office:value="7.31666666666667" calcext:value-type="float">
            <text:p>7.3166666667</text:p>
          </table:table-cell>
          <table:table-cell office:value-type="float" office:value="7.25" calcext:value-type="float">
            <text:p>7.25</text:p>
          </table:table-cell>
          <table:table-cell office:value-type="float" office:value="7.4" calcext:value-type="float">
            <text:p>7.4</text:p>
          </table:table-cell>
          <table:table-cell office:value-type="float" office:value="7.21666666666667" calcext:value-type="float">
            <text:p>7.21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float" office:value="7.11666666666667" calcext:value-type="float">
            <text:p>7.1166666667</text:p>
          </table:table-cell>
          <table:table-cell office:value-type="float" office:value="7.23333333333333" calcext:value-type="float">
            <text:p>7.2333333333</text:p>
          </table:table-cell>
          <table:table-cell office:value-type="float" office:value="7.33333333333333" calcext:value-type="float">
            <text:p>7.3333333333</text:p>
          </table:table-cell>
          <table:table-cell office:value-type="float" office:value="7.36666666666667" calcext:value-type="float">
            <text:p>7.3666666667</text:p>
          </table:table-cell>
          <table:table-cell office:value-type="float" office:value="7.45" calcext:value-type="float">
            <text:p>7.45</text:p>
          </table:table-cell>
          <table:table-cell office:value-type="float" office:value="7.38333333333333" calcext:value-type="float">
            <text:p>7.38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float" office:value="7.21666666666667" calcext:value-type="float">
            <text:p>7.2166666667</text:p>
          </table:table-cell>
          <table:table-cell office:value-type="float" office:value="7.18333333333333" calcext:value-type="float">
            <text:p>7.1833333333</text:p>
          </table:table-cell>
          <table:table-cell office:value-type="float" office:value="7.3" calcext:value-type="float">
            <text:p>7.3</text:p>
          </table:table-cell>
          <table:table-cell office:value-type="float" office:value="7.48333333333333" calcext:value-type="float">
            <text:p>7.4833333333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float" office:value="7.58333333333333" calcext:value-type="float">
            <text:p>7.5833333333</text:p>
          </table:table-cell>
          <table:table-cell office:value-type="float" office:value="7.38333333333333" calcext:value-type="float">
            <text:p>7.3833333333</text:p>
          </table:table-cell>
          <table:table-cell office:value-type="float" office:value="7.21666666666667" calcext:value-type="float">
            <text:p>7.2166666667</text:p>
          </table:table-cell>
          <table:table-cell office:value-type="float" office:value="7.53333333333333" calcext:value-type="float">
            <text:p>7.5333333333</text:p>
          </table:table-cell>
          <table:table-cell office:value-type="float" office:value="7.41666666666667" calcext:value-type="float">
            <text:p>7.4166666667</text:p>
          </table:table-cell>
          <table:table-cell office:value-type="float" office:value="7.43333333333333" calcext:value-type="float">
            <text:p>7.4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float" office:value="7.48333333333333" calcext:value-type="float">
            <text:p>7.4833333333</text:p>
          </table:table-cell>
          <table:table-cell office:value-type="float" office:value="7.43333333333333" calcext:value-type="float">
            <text:p>7.4333333333</text:p>
          </table:table-cell>
          <table:table-cell office:value-type="float" office:value="7.35" calcext:value-type="float">
            <text:p>7.35</text:p>
          </table:table-cell>
          <table:table-cell office:value-type="float" office:value="7.48333333333333" calcext:value-type="float">
            <text:p>7.4833333333</text:p>
          </table:table-cell>
          <table:table-cell table:number-columns-repeated="2" office:value-type="float" office:value="7.46666666666667" calcext:value-type="float">
            <text:p>7.4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float" office:value="7.46666666666667" calcext:value-type="float">
            <text:p>7.4666666667</text:p>
          </table:table-cell>
          <table:table-cell office:value-type="float" office:value="7.4" calcext:value-type="float">
            <text:p>7.4</text:p>
          </table:table-cell>
          <table:table-cell office:value-type="float" office:value="7.33333333333333" calcext:value-type="float">
            <text:p>7.3333333333</text:p>
          </table:table-cell>
          <table:table-cell office:value-type="float" office:value="7.6" calcext:value-type="float">
            <text:p>7.6</text:p>
          </table:table-cell>
          <table:table-cell office:value-type="float" office:value="7.55" calcext:value-type="float">
            <text:p>7.55</text:p>
          </table:table-cell>
          <table:table-cell office:value-type="float" office:value="7.61666666666667" calcext:value-type="float">
            <text:p>7.61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float" office:value="7.31666666666667" calcext:value-type="float">
            <text:p>7.3166666667</text:p>
          </table:table-cell>
          <table:table-cell office:value-type="float" office:value="7.65" calcext:value-type="float">
            <text:p>7.65</text:p>
          </table:table-cell>
          <table:table-cell office:value-type="float" office:value="7.4" calcext:value-type="float">
            <text:p>7.4</text:p>
          </table:table-cell>
          <table:table-cell office:value-type="float" office:value="7.83333333333333" calcext:value-type="float">
            <text:p>7.8333333333</text:p>
          </table:table-cell>
          <table:table-cell office:value-type="float" office:value="7.61666666666667" calcext:value-type="float">
            <text:p>7.6166666667</text:p>
          </table:table-cell>
          <table:table-cell office:value-type="float" office:value="7.35" calcext:value-type="float">
            <text:p>7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float" office:value="7.36666666666667" calcext:value-type="float">
            <text:p>7.3666666667</text:p>
          </table:table-cell>
          <table:table-cell office:value-type="float" office:value="7.48333333333333" calcext:value-type="float">
            <text:p>7.4833333333</text:p>
          </table:table-cell>
          <table:table-cell office:value-type="float" office:value="7.6" calcext:value-type="float">
            <text:p>7.6</text:p>
          </table:table-cell>
          <table:table-cell office:value-type="float" office:value="7.71666666666667" calcext:value-type="float">
            <text:p>7.7166666667</text:p>
          </table:table-cell>
          <table:table-cell office:value-type="float" office:value="7.6" calcext:value-type="float">
            <text:p>7.6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float" office:value="7.91666666666667" calcext:value-type="float">
            <text:p>7.9166666667</text:p>
          </table:table-cell>
          <table:table-cell office:value-type="float" office:value="7.51666666666667" calcext:value-type="float">
            <text:p>7.5166666667</text:p>
          </table:table-cell>
          <table:table-cell office:value-type="float" office:value="7.61666666666667" calcext:value-type="float">
            <text:p>7.6166666667</text:p>
          </table:table-cell>
          <table:table-cell office:value-type="float" office:value="7.46666666666667" calcext:value-type="float">
            <text:p>7.4666666667</text:p>
          </table:table-cell>
          <table:table-cell office:value-type="float" office:value="7.83333333333333" calcext:value-type="float">
            <text:p>7.8333333333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float" office:value="7.55" calcext:value-type="float">
            <text:p>7.55</text:p>
          </table:table-cell>
          <table:table-cell office:value-type="float" office:value="7.6" calcext:value-type="float">
            <text:p>7.6</text:p>
          </table:table-cell>
          <table:table-cell office:value-type="float" office:value="7.68333333333333" calcext:value-type="float">
            <text:p>7.6833333333</text:p>
          </table:table-cell>
          <table:table-cell office:value-type="float" office:value="7.76666666666667" calcext:value-type="float">
            <text:p>7.7666666667</text:p>
          </table:table-cell>
          <table:table-cell office:value-type="float" office:value="7.75" calcext:value-type="float">
            <text:p>7.75</text:p>
          </table:table-cell>
          <table:table-cell office:value-type="float" office:value="7.68333333333333" calcext:value-type="float">
            <text:p>7.68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 TOMA</text:p>
          </table:table-cell>
          <table:table-cell office:value-type="float" office:value="7.46666666666667" calcext:value-type="float">
            <text:p>7.4666666667</text:p>
          </table:table-cell>
          <table:table-cell office:value-type="float" office:value="7.66666666666667" calcext:value-type="float">
            <text:p>7.6666666667</text:p>
          </table:table-cell>
          <table:table-cell office:value-type="float" office:value="7.81666666666667" calcext:value-type="float">
            <text:p>7.8166666667</text:p>
          </table:table-cell>
          <table:table-cell office:value-type="float" office:value="7.9" calcext:value-type="float">
            <text:p>7.9</text:p>
          </table:table-cell>
          <table:table-cell office:value-type="float" office:value="7.91666666666667" calcext:value-type="float">
            <text:p>7.9166666667</text:p>
          </table:table-cell>
          <table:table-cell office:value-type="float" office:value="8.13333333333333" calcext:value-type="float">
            <text:p>8.1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float" office:value="8.15" calcext:value-type="float">
            <text:p>8.15</text:p>
          </table:table-cell>
          <table:table-cell office:value-type="float" office:value="7.8" calcext:value-type="float">
            <text:p>7.8</text:p>
          </table:table-cell>
          <table:table-cell office:value-type="float" office:value="8.08333333333333" calcext:value-type="float">
            <text:p>8.0833333333</text:p>
          </table:table-cell>
          <table:table-cell office:value-type="float" office:value="8.03333333333333" calcext:value-type="float">
            <text:p>8.0333333333</text:p>
          </table:table-cell>
          <table:table-cell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float" office:value="8.36666666666667" calcext:value-type="float">
            <text:p>8.3666666667</text:p>
          </table:table-cell>
          <table:table-cell office:value-type="float" office:value="8.05" calcext:value-type="float">
            <text:p>8.05</text:p>
          </table:table-cell>
          <table:table-cell office:value-type="float" office:value="8.15" calcext:value-type="float">
            <text:p>8.15</text:p>
          </table:table-cell>
          <table:table-cell office:value-type="float" office:value="8.26666666666667" calcext:value-type="float">
            <text:p>8.2666666667</text:p>
          </table:table-cell>
          <table:table-cell office:value-type="float" office:value="8.36666666666667" calcext:value-type="float">
            <text:p>8.3666666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float" office:value="192" calcext:value-type="float">
            <text:p>192</text:p>
          </table:table-cell>
          <table:table-cell office:value-type="float" office:value="8.3" calcext:value-type="float">
            <text:p>8.3</text:p>
          </table:table-cell>
          <table:table-cell office:value-type="float" office:value="8.56666666666667" calcext:value-type="float">
            <text:p>8.5666666667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8.13333333333333" calcext:value-type="float">
            <text:p>8.133333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float" office:value="8.2" calcext:value-type="float">
            <text:p>8.2</text:p>
          </table:table-cell>
          <table:table-cell office:value-type="float" office:value="8.25" calcext:value-type="float">
            <text:p>8.25</text:p>
          </table:table-cell>
          <table:table-cell office:value-type="float" office:value="8.38333333333333" calcext:value-type="float">
            <text:p>8.3833333333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8.46666666666667" calcext:value-type="float">
            <text:p>8.4666666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float" office:value="8.41666666666667" calcext:value-type="float">
            <text:p>8.4166666667</text:p>
          </table:table-cell>
          <table:table-cell office:value-type="float" office:value="8.23333333333333" calcext:value-type="float">
            <text:p>8.2333333333</text:p>
          </table:table-cell>
          <table:table-cell office:value-type="float" office:value="8.68333333333333" calcext:value-type="float">
            <text:p>8.6833333333</text:p>
          </table:table-cell>
          <table:table-cell office:value-type="float" office:value="8.55" calcext:value-type="float">
            <text:p>8.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9.05" calcext:value-type="float">
            <text:p>9.05</text:p>
          </table:table-cell>
          <table:table-cell office:value-type="float" office:value="9.08333333333333" calcext:value-type="float">
            <text:p>9.0833333333</text:p>
          </table:table-cell>
          <table:table-cell office:value-type="float" office:value="9.13333333333333" calcext:value-type="float">
            <text:p>9.133333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float" office:value="8.56666666666667" calcext:value-type="float">
            <text:p>8.5666666667</text:p>
          </table:table-cell>
          <table:table-cell office:value-type="float" office:value="8.5" calcext:value-type="float">
            <text:p>8.5</text:p>
          </table:table-cell>
          <table:table-cell office:value-type="float" office:value="9.31666666666667" calcext:value-type="float">
            <text:p>9.3166666667</text:p>
          </table:table-cell>
          <table:table-cell office:value-type="float" office:value="9.58333333333333" calcext:value-type="float">
            <text:p>9.5833333333</text:p>
          </table:table-cell>
          <table:table-cell office:value-type="float" office:value="9.21666666666667" calcext:value-type="float">
            <text:p>9.2166666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float" office:value="9.61666666666667" calcext:value-type="float">
            <text:p>9.6166666667</text:p>
          </table:table-cell>
          <table:table-cell office:value-type="float" office:value="11.4333333333333" calcext:value-type="float">
            <text:p>11.4333333333</text:p>
          </table:table-cell>
          <table:table-cell office:value-type="float" office:value="11.3666666666667" calcext:value-type="float">
            <text:p>11.3666666667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float" office:value="11.6333333333333" calcext:value-type="float">
            <text:p>11.6333333333</text:p>
          </table:table-cell>
          <table:table-cell office:value-type="float" office:value="12.4166666666667" calcext:value-type="float">
            <text:p>12.4166666667</text:p>
          </table:table-cell>
          <table:table-cell office:value-type="float" office:value="12.1" calcext:value-type="float">
            <text:p>12.1</text:p>
          </table:table-cell>
          <table:table-cell office:value-type="float" office:value="12.6833333333333" calcext:value-type="float">
            <text:p>12.68333333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float" office:value="8.38333333333333" calcext:value-type="float">
            <text:p>8.3833333333</text:p>
          </table:table-cell>
          <table:table-cell office:value-type="float" office:value="8.45" calcext:value-type="float">
            <text:p>8.45</text:p>
          </table:table-cell>
          <table:table-cell office:value-type="float" office:value="8.9" calcext:value-type="float">
            <text:p>8.9</text:p>
          </table:table-cell>
          <table:table-cell office:value-type="float" office:value="10.1333333333333" calcext:value-type="float">
            <text:p>10.1333333333</text:p>
          </table:table-cell>
          <table:table-cell office:value-type="float" office:value="20.4333333333333" calcext:value-type="float">
            <text:p>20.433333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float" office:value="9.65" calcext:value-type="float">
            <text:p>9.65</text:p>
          </table:table-cell>
          <table:table-cell office:value-type="float" office:value="10.65" calcext:value-type="float">
            <text:p>10.65</text:p>
          </table:table-cell>
          <table:table-cell office:value-type="float" office:value="6.15" calcext:value-type="float">
            <text:p>6.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float" office:value="8.61666666666667" calcext:value-type="float">
            <text:p>8.616666666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TISCHLER</text:p>
          </table:table-cell>
          <table:table-cell table:number-columns-repeated="8"/>
        </table:table-row>
      </table:table>
      <table:table table:name="brunssum_orig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office:value-type="string" calcext:value-type="string">
            <text:p>Lap7</text:p>
          </table:table-cell>
          <table:table-cell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35</text:p>
          </table:table-cell>
          <table:table-cell table:style-name="ce1" office:value-type="string" calcext:value-type="string">
            <text:p>6:42</text:p>
          </table:table-cell>
          <table:table-cell table:style-name="ce1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table:style-name="ce1" office:value-type="string" calcext:value-type="string">
            <text:p>6:40</text:p>
          </table:table-cell>
          <table:table-cell table:style-name="ce1" office:value-type="string" calcext:value-type="string">
            <text:p>6:38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35</text:p>
          </table:table-cell>
          <table:table-cell table:number-columns-repeated="2" office:value-type="string" calcext:value-type="string">
            <text:p>6:42</text:p>
          </table:table-cell>
          <table:table-cell office:value-type="string" calcext:value-type="string">
            <text:p>6:45</text:p>
          </table:table-cell>
          <table:table-cell table:style-name="ce1" office:value-type="string" calcext:value-type="string">
            <text:p>6:48</text:p>
          </table:table-cell>
          <table:table-cell table:style-name="ce1" office:value-type="string" calcext:value-type="string">
            <text:p>6:44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9</text:p>
          </table:table-cell>
          <table:table-cell table:number-columns-repeated="2" office:value-type="string" calcext:value-type="string">
            <text:p>6:45</text:p>
          </table:table-cell>
          <table:table-cell office:value-type="string" calcext:value-type="string">
            <text:p>6:43</text:p>
          </table:table-cell>
          <table:table-cell table:style-name="ce1" office:value-type="string" calcext:value-type="string">
            <text:p>6:44</text:p>
          </table:table-cell>
          <table:table-cell table:style-name="ce1" office:value-type="string" calcext:value-type="string">
            <text:p>6:35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6:47</text:p>
          </table:table-cell>
          <table:table-cell table:style-name="ce1" office:value-type="string" calcext:value-type="string">
            <text:p>6:48</text:p>
          </table:table-cell>
          <table:table-cell table:style-name="ce1" office:value-type="string" calcext:value-type="string">
            <text:p>6:57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5</text:p>
          </table:table-cell>
          <table:table-cell table:style-name="ce1" office:value-type="string" calcext:value-type="string">
            <text:p>6:44</text:p>
          </table:table-cell>
          <table:table-cell table:style-name="ce1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6:40</text:p>
          </table:table-cell>
          <table:table-cell table:style-name="ce1" office:value-type="string" calcext:value-type="string">
            <text:p>6:44</text:p>
          </table:table-cell>
          <table:table-cell table:style-name="ce1" office:value-type="string" calcext:value-type="string">
            <text:p>6:41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7</text:p>
          </table:table-cell>
          <table:table-cell table:style-name="ce1" office:value-type="string" calcext:value-type="string">
            <text:p>7:09</text:p>
          </table:table-cell>
          <table:table-cell table:style-name="ce1" office:value-type="string" calcext:value-type="string">
            <text:p>7:20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06</text:p>
          </table:table-cell>
          <table:table-cell table:style-name="ce1" office:value-type="string" calcext:value-type="string">
            <text:p>7:19</text:p>
          </table:table-cell>
          <table:table-cell table:style-name="ce1" office:value-type="string" calcext:value-type="string">
            <text:p>7:18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1" office:value-type="string" calcext:value-type="string">
            <text:p>7:11</text:p>
          </table:table-cell>
          <table:table-cell table:style-name="ce1" office:value-type="string" calcext:value-type="string">
            <text:p>7:04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4</text:p>
          </table:table-cell>
          <table:table-cell table:number-columns-repeated="2" office:value-type="string" calcext:value-type="string">
            <text:p>7:36</text:p>
          </table:table-cell>
          <table:table-cell office:value-type="string" calcext:value-type="string">
            <text:p>7:20</text:p>
          </table:table-cell>
          <table:table-cell table:style-name="ce1" office:value-type="string" calcext:value-type="string">
            <text:p>7:35</text:p>
          </table:table-cell>
          <table:table-cell table:style-name="ce1" office:value-type="string" calcext:value-type="string">
            <text:p>7:14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1" office:value-type="string" calcext:value-type="string">
            <text:p>7:10</text:p>
          </table:table-cell>
          <table:table-cell table:style-name="ce1" office:value-type="string" calcext:value-type="string">
            <text:p>7:1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2</text:p>
          </table:table-cell>
          <table:table-cell table:style-name="ce1" office:value-type="string" calcext:value-type="string">
            <text:p>7:26</text:p>
          </table:table-cell>
          <table:table-cell table:style-name="ce1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1</text:p>
          </table:table-cell>
          <table:table-cell table:style-name="ce1" office:value-type="string" calcext:value-type="string">
            <text:p>7:28</text:p>
          </table:table-cell>
          <table:table-cell table:style-name="ce1" office:value-type="string" calcext:value-type="string">
            <text:p>7:26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1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0</text:p>
          </table:table-cell>
          <table:table-cell table:number-columns-repeated="2" table:style-name="ce1" office:value-type="string" calcext:value-type="string">
            <text:p>7:34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7:18</text:p>
          </table:table-cell>
          <table:table-cell table:style-name="ce1" office:value-type="string" calcext:value-type="string">
            <text:p>7:37</text:p>
          </table:table-cell>
          <table:table-cell table:style-name="ce1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8:44</text:p>
          </table:table-cell>
          <table:table-cell table:style-name="ce1" office:value-type="string" calcext:value-type="string">
            <text:p>7:36</text:p>
          </table:table-cell>
          <table:table-cell table:style-name="ce1" office:value-type="string" calcext:value-type="string">
            <text:p>7:42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4</text:p>
          </table:table-cell>
          <table:table-cell table:style-name="ce1" office:value-type="string" calcext:value-type="string">
            <text:p>8:04</text:p>
          </table:table-cell>
          <table:table-cell/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3</text:p>
          </table:table-cell>
          <table:table-cell table:style-name="ce1" office:value-type="string" calcext:value-type="string">
            <text:p>8:06</text:p>
          </table:table-cell>
          <table:table-cell/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12</text:p>
          </table:table-cell>
          <table:table-cell table:style-name="ce1" office:value-type="string" calcext:value-type="string">
            <text:p>8:08</text:p>
          </table:table-cell>
          <table:table-cell/>
        </table:table-row>
        <table:table-row table:style-name="ro1">
          <table:table-cell office:value-type="string" calcext:value-type="string">
            <text:p>RICK DAM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4</text:p>
          </table:table-cell>
          <table:table-cell table:style-name="ce1" office:value-type="string" calcext:value-type="string">
            <text:p>8:30</text:p>
          </table:table-cell>
          <table:table-cell/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4</text:p>
          </table:table-cell>
          <table:table-cell table:style-name="ce1" office:value-type="string" calcext:value-type="string">
            <text:p>8:46</text:p>
          </table:table-cell>
          <table:table-cell/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0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29</text:p>
          </table:table-cell>
          <table:table-cell table:number-columns-repeated="2" office:value-type="string" calcext:value-type="string">
            <text:p>6:39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03</text:p>
          </table:table-cell>
          <table:table-cell office:value-type="string" calcext:value-type="string">
            <text:p>6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6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9</text:p>
          </table:table-cell>
          <table:table-cell table:number-columns-repeated="2"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 TOM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2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string" calcext:value-type="string">
            <text:p>8:25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3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9: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20:2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6: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string" calcext:value-type="string">
            <text:p>8:37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01:11:45.803972519</dc:date>
    <dc:creator>rawland </dc:creator>
    <meta:editing-duration>PT7M20S</meta:editing-duration>
    <meta:editing-cycles>3</meta:editing-cycles>
    <meta:generator>LibreOffice/4.4.3.2$Linux_X86_64 LibreOffice_project/40m0$Build-2</meta:generator>
    <meta:document-statistic meta:table-count="2" meta:cell-count="852" meta:object-count="0"/>
  </office:meta>
</office:document-meta>
</file>